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68E0AAE178442838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368cm, 2.956cm, 13.021cm, 2.70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169cm" svg:height="21.199cm" svg:x="0.991cm" svg:y="2.092cm">
          <draw:image xlink:href="Pictures/10000000000005E8000007E068E0AAE178442838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9-29T15:24:45.502992478</dc:date>
    <meta:editing-duration>PT3M3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